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6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 calcext:value-type="string">
            <text:p>Valor Exato</text:p>
          </table:table-cell>
          <table:table-cell table:style-name="ce4" office:value-type="string" calcext:value-type="string">
            <text:p>2.236067977499789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2.23606681823730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Erro</text:p>
          </table:table-cell>
          <table:table-cell table:number-columns-repeated="17"/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4"/>
          <table:table-cell/>
          <table:table-cell table:style-name="ce4" table:number-columns-repeated="2"/>
          <table:table-cell table:number-columns-repeated="13"/>
        </table:table-row>
        <table:table-row table:style-name="ro1" table:number-rows-repeated="5">
          <table:table-cell table:number-columns-repeated="3"/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8:34:16.967275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8T18:35:07.392474400</dc:date>
    <meta:editing-duration>PT23M28S</meta:editing-duration>
    <meta:editing-cycles>3</meta:editing-cycles>
    <meta:generator>LibreOffice/25.8.3.2$Windows_X86_64 LibreOffice_project/8ca8d55c161d602844f5428fa4b58097424e324e</meta:generator>
    <meta:document-statistic meta:table-count="1" meta:cell-count="6" meta:object-count="0"/>
  </office:meta>
</office:document-meta>
</file>